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officeooo:rsid="0009a5dd" officeooo:paragraph-rsid="0004dbce"/>
    </style:style>
    <style:style style:name="P2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0b4178" officeooo:paragraph-rsid="0004dbce"/>
    </style:style>
    <style:style style:name="P3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0d5e31" officeooo:paragraph-rsid="0004dbce"/>
    </style:style>
    <style:style style:name="P4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0d5e31" officeooo:paragraph-rsid="0006b390"/>
    </style:style>
    <style:style style:name="P5" style:family="paragraph" style:parent-style-name="Heading_20_1">
      <style:paragraph-properties fo:text-align="center" style:justify-single-word="false"/>
      <style:text-properties officeooo:rsid="0009a5dd" officeooo:paragraph-rsid="0004dbce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0cdaf0" officeooo:paragraph-rsid="0004dbce"/>
    </style:style>
    <style:style style:name="P7" style:family="paragraph" style:parent-style-name="Text_20_body" style:list-style-name="List_20_1">
      <style:paragraph-properties fo:text-align="justify" style:justify-single-word="false"/>
      <style:text-properties style:text-underline-style="none" officeooo:rsid="00061e44" officeooo:paragraph-rsid="00061e44"/>
    </style:style>
    <style:style style:name="P8" style:family="paragraph" style:parent-style-name="Text_20_body" style:list-style-name="List_20_1">
      <style:paragraph-properties fo:text-align="justify" style:justify-single-word="false"/>
      <style:text-properties style:text-underline-style="none" officeooo:rsid="00061e44" officeooo:paragraph-rsid="0006b390"/>
    </style:style>
    <style:style style:name="P9" style:family="paragraph" style:parent-style-name="Text_20_body" style:list-style-name="List_20_1">
      <style:paragraph-properties fo:text-align="justify" style:justify-single-word="false"/>
      <style:text-properties style:text-underline-style="none" officeooo:rsid="0006b390" officeooo:paragraph-rsid="0006b390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rsid="0006b390" officeooo:paragraph-rsid="0006b390"/>
    </style:style>
    <style:style style:name="P11" style:family="paragraph" style:parent-style-name="Text_20_body">
      <style:paragraph-properties fo:text-align="justify" style:justify-single-word="false"/>
      <style:text-properties officeooo:paragraph-rsid="0004dbce"/>
    </style:style>
    <style:style style:name="P12" style:family="paragraph" style:parent-style-name="Text_20_body" style:list-style-name="List_20_1">
      <style:paragraph-properties fo:text-align="justify" style:justify-single-word="false"/>
      <style:text-properties officeooo:rsid="0009a5dd" officeooo:paragraph-rsid="0004dbce"/>
    </style:style>
    <style:style style:name="P13" style:family="paragraph" style:parent-style-name="Text_20_body">
      <style:paragraph-properties fo:text-align="justify" style:justify-single-word="false"/>
      <style:text-properties officeooo:rsid="0009a5dd" officeooo:paragraph-rsid="0004dbce"/>
    </style:style>
    <style:style style:name="P14" style:family="paragraph" style:parent-style-name="Text_20_body" style:list-style-name="List_20_1">
      <style:paragraph-properties fo:text-align="justify" style:justify-single-word="false"/>
      <style:text-properties officeooo:rsid="00061e44" officeooo:paragraph-rsid="00061e44"/>
    </style:style>
    <style:style style:name="T1" style:family="text">
      <style:text-properties style:text-underline-style="solid" style:text-underline-width="auto" style:text-underline-color="font-color" officeooo:rsid="0004dbce"/>
    </style:style>
    <style:style style:name="T2" style:family="text">
      <style:text-properties style:text-underline-style="solid" style:text-underline-width="auto" style:text-underline-color="font-color" officeooo:rsid="0006b390"/>
    </style:style>
    <style:style style:name="T3" style:family="text">
      <style:text-properties style:text-underline-style="solid" style:text-underline-width="auto" style:text-underline-color="font-color" officeooo:rsid="000d5e31"/>
    </style:style>
    <style:style style:name="T4" style:family="text">
      <style:text-properties officeooo:rsid="000b4178"/>
    </style:style>
    <style:style style:name="T5" style:family="text">
      <style:text-properties officeooo:rsid="000d5e31"/>
    </style:style>
    <style:style style:name="T6" style:family="text">
      <style:text-properties officeooo:rsid="0004dbce"/>
    </style:style>
    <style:style style:name="T7" style:family="text">
      <style:text-properties officeooo:rsid="00061e44"/>
    </style:style>
    <style:style style:name="T8" style:family="text">
      <style:text-properties officeooo:rsid="0006b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ompte rendu </text:h>
      <text:h text:style-name="P5" text:outline-level="1"><text:span text:style-name="T6">Gestion</text:span> Geoquizz</text:h>
      <text:p text:style-name="P11"/>
      <text:h text:style-name="P1" text:outline-level="2"><text:span text:style-name="T1">Connexion </text:span>:</text:h>
      <text:list xml:id="list2295703286165240918" text:style-name="List_20_1">
        <text:list-item>
          <text:p text:style-name="P12">Affichage de l’<text:span text:style-name="T7">écran de connexion.</text:span></text:p>
        </text:list-item>
        <text:list-item>
          <text:p text:style-name="P12">Fonction <text:span text:style-name="T7">seConnecter</text:span>() <text:span text:style-name="T7">qui</text:span> effectue un POST <text:span text:style-name="T4">pour connecter le membre.</text:span></text:p>
        </text:list-item>
        <text:list-item>
          <text:p text:style-name="P14">Redirection sur l’écran de création de compte possible.</text:p>
        </text:list-item>
      </text:list>
      <text:p text:style-name="P13"/>
      <text:h text:style-name="P2" text:outline-level="2"><text:span text:style-name="T7">Membre Création</text:span> :</text:h>
      <text:list xml:id="list102234848724546" text:continue-numbering="true" text:style-name="List_20_1">
        <text:list-item>
          <text:p text:style-name="P7">Affichage de l’écran de création de compte . Formulaire de saisie d’un identifiant et d’un mot de passe.</text:p>
        </text:list-item>
        <text:list-item>
          <text:p text:style-name="P7">Fonction creerMembre() qui vérifie si les deux champs mot de passe sont identique. Elle effectue ensuite un POST pour créer le membre.</text:p>
        </text:list-item>
      </text:list>
      <text:p text:style-name="P6"/>
      <text:h text:style-name="P3" text:outline-level="2"><text:span text:style-name="T7">Série Création</text:span> :</text:h>
      <text:list xml:id="list102235036227342" text:continue-numbering="true" text:style-name="List_20_1">
        <text:list-item>
          <text:p text:style-name="P7">Affichage de l’écran de création d’une série. Formulaire de saisie <text:span text:style-name="T8">du nom de la ville, placement de la ville sur une carte Leaflet.</text:span></text:p>
        </text:list-item>
        <text:list-item>
          <text:p text:style-name="P9">Fonction creerSerie() qui vérifie si la ville créer existe déjà dans la base de données. Elle effectue ensuite un POST pour créer la série</text:p>
        </text:list-item>
      </text:list>
      <text:p text:style-name="P10"/>
      <text:h text:style-name="P4" text:outline-level="2"><text:span text:style-name="T8">Photo Création</text:span> :</text:h>
      <text:list xml:id="list102233890976723" text:continue-numbering="true" text:style-name="List_20_1">
        <text:list-item>
          <text:p text:style-name="P8"><text:span text:style-name="T5">Affichage de l’écran de création d’une photo. Formulaire de saisie de l’URL de le photo, sélection de la ville qui correspond à la photo, placement de la ville sur une carte Leaflet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03:56.026895370</meta:creation-date>
    <dc:date>2018-02-10T10:22:33.645045806</dc:date>
    <meta:editing-duration>PT8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66" meta:character-count="945" meta:non-whitespace-character-count="800"/>
  </office:meta>
</office:document-meta>
</file>